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2.8189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Рассказчик</text:p>
          </table:table-cell>
          <table:table-cell office:value-type="string">
            <text:p>За хорошей историей время длится незаметно. А за одной историей тянется другая.</text:p>
          </table:table-cell>
        </table:table-row>
        <table:table-row table:style-name="ro3">
          <table:table-cell office:value-type="string">
            <text:p>Рассказчик</text:p>
          </table:table-cell>
          <table:table-cell office:value-type="string">
            <text:p>Развесив уши Муск провел у Филина почти весь день. Как только солнце начало касаться гаризонта, Муск опомнился, понимая, что у него уже проявились почти все стадии болезни.</text:p>
          </table:table-cell>
        </table:table-row>
        <table:table-row table:style-name="ro4">
          <table:table-cell office:value-type="string">
            <text:p>Филин Нус</text:p>
          </table:table-cell>
          <table:table-cell office:value-type="string">
            <text:p>Спасибо, что выслушал меня, несчастный мышонок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23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4S</meta:editing-duration>
    <meta:editing-cycles>5</meta:editing-cycles>
    <meta:generator>OpenOffice/4.1.14$Win32 OpenOffice.org_project/4114m1$Build-9811</meta:generator>
    <dc:date>2023-11-05T23:13:36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